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0e3" officeooo:paragraph-rsid="001630e3"/>
    </style:style>
    <style:style style:name="P2" style:family="paragraph" style:parent-style-name="Standard">
      <style:text-properties officeooo:paragraph-rsid="001630e3"/>
    </style:style>
    <style:style style:name="P3" style:family="paragraph" style:parent-style-name="Standard">
      <style:paragraph-properties fo:text-align="center" style:justify-single-word="false"/>
      <style:text-properties officeooo:rsid="0019a9f7" officeooo:paragraph-rsid="0019a9f7"/>
    </style:style>
    <style:style style:name="P4" style:family="paragraph">
      <loext:graphic-properties draw:fill-color="#000000"/>
    </style:style>
    <style:style style:name="T1" style:family="text">
      <style:text-properties officeooo:rsid="001630e3"/>
    </style:style>
    <style:style style:name="T2" style:family="text">
      <style:text-properties officeooo:rsid="0018ec0f"/>
    </style:style>
    <style:style style:name="T3" style:family="text">
      <style:text-properties officeooo:rsid="0019a9f7"/>
    </style:style>
    <style:style style:name="T4" style:family="text">
      <style:text-properties officeooo:rsid="001b5f4b"/>
    </style:style>
    <style:style style:name="T5" style:family="text">
      <style:text-properties officeooo:rsid="001d2366"/>
    </style:style>
    <style:style style:name="gr1" style:family="graphic">
      <style:graphic-properties draw:fill-color="#000000" draw:textarea-horizontal-align="justify" draw:textarea-vertical-align="middle" draw:auto-grow-height="false" fo:min-height="0.473cm" fo:min-width="1.7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apport du projet Tetris de Programmation Orientée Objet</text:p>
      <text:p text:style-name="P3"><draw:custom-shape text:anchor-type="paragraph" draw:z-index="0" draw:name="Shape 1" draw:style-name="gr1" draw:text-style-name="P4" svg:width="1.765cm" svg:height="0.473cm" svg:x="10.991cm" svg:y="0.034cm"><text:p/><draw:enhanced-geometry svg:viewBox="0 0 21600 21600" draw:type="rectangle" draw:enhanced-path="M 0 0 L 21600 0 21600 21600 0 21600 0 0 Z N"/></draw:custom-shape>du binôme Justine Nourry/Emmanuel Philippe</text:p>
      <text:p text:style-name="P1"/>
      <text:p text:style-name="P2"><text:tab/>Dans le cadre d<text:span text:style-name="T1">u</text:span> projet de Programmation Orientée Objet, nous devions compléter en java l'implémentation d'une réadaptation du jeu Tetris. Il s'agissait de compléter les classes : </text:p>
      <text:p text:style-name="P2"><text:tab/>- Piece, la classe permettant de représenter une pièce de Tetris dans une rotation donnée ;</text:p>
      <text:p text:style-name="P2"><text:tab/>- Board, la classe responsable de la représentation de la grille sur laquelle évolueront les différentes pièces ;</text:p>
      <text:p text:style-name="P2"><text:tab/>- JbrainTetris, la classe chargée de l'implémentation d'une intelligence artificielle pour jouer automatiquement à Tetris.</text:p>
      <text:p text:style-name="P2"/>
      <text:p text:style-name="P2"><text:tab/>Pour traiter le déroulement du projet, nous allons <text:s/>dans un premier temps considérer la répartition du travail, puis dans un second temps présenter les difficultés rencontrées ainsi que les solutions apportées.</text:p>
      <text:p text:style-name="Standard"><text:s/></text:p>
      <text:p text:style-name="Standard"><text:tab/><text:span text:style-name="T3">Pour la répartition du travail, il n’y en a pas eu, mon binôme considérant qu’il me serait d’aucune utilité à décider de me laisser faire le projet seule. J’ai donc demander de l’aide à d’autres binômes quand c’était nécessaire.</text:span></text:p>
      <text:p text:style-name="Standard"/>
      <text:p text:style-name="Standard"><text:tab/><text:span text:style-name="T3">J’ai</text:span> fait face à de nombreuses difficultés tout au long du projet, mais les <text:span text:style-name="T2">2</text:span> principales restent la rotation des pièces <text:span text:style-name="T2">et</text:span> l'implémentation de l'intelligence artificielle.</text:p>
      <text:p text:style-name="Standard">Pour la rotation, le premier problème était la compréhension de la logique utilisée pour le passage et le changement d'origine d'une position à une autre. Après de nombreuses expérimentations, <text:span text:style-name="T3">j’ai </text:span><text:s/>déterminé un algorithme assurant le passage d'une position à l'autre comme figuré sur l'énoncé : L'inversion des abscisses et des ordonnées, la symétrisation par rapport à la verticale <text:span text:style-name="T1">(axe des ordonnées)</text:span> puis la translation pour recentrer la pièce à son origine. </text:p>
      <text:p text:style-name="Standard"><text:span text:style-name="T2">Le</text:span> dernier problème était le manque de compréhension pour la 3ème partie du projet, qui était l'implémentation de l'intelligence artificielle. Nous nous sommes entraidés avec d'autres groupes pour pallier à ce problème, mais nous ne sommes pas parvenus à finaliser celui-ci, <text:span text:style-name="T2">le testL indique toujours une erreur. </text:span></text:p>
      <text:p text:style-name="Standard"><text:s/></text:p>
      <text:p text:style-name="Standard"/>
      <text:p text:style-name="Standard">Ce projet aura été intéressant à mener, même si <text:span text:style-name="T4">j’ai</text:span> eu beaucoup de difficulté<text:span text:style-name="T5">e</text:span>s à débugger les nombreux problèmes auxquels nous nous sommes heurté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2-21T00:41:40.151000000</meta:creation-date>
    <dc:date>2022-07-14T11:28:52.543356897</dc:date>
    <meta:editing-duration>PT14M5S</meta:editing-duration>
    <meta:editing-cycles>4</meta:editing-cycles>
    <meta:generator>LibreOffice/7.3.3.2$MacOSX_X86_64 LibreOffice_project/d1d0ea68f081ee2800a922cac8f79445e4603348</meta:generator>
    <meta:document-statistic meta:table-count="0" meta:image-count="0" meta:object-count="0" meta:page-count="1" meta:paragraph-count="14" meta:word-count="327" meta:character-count="2149" meta:non-whitespace-character-count="1819"/>
  </office:meta>
</office:document-meta>
</file>